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5-09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5-08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5-06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4-09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4-05-0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3-10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3-09-1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3-05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2-09-1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2-05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1-09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1-05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0-09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20-04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9-09-1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9-05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8-10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8-09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8-06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8-05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7-09-1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7-05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6-09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6-05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5-09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5-04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4-08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4-06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4-04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4-02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4-01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3-10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3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3-05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2-11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2-09-1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2-04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1-09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1-05-1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0-09-0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10-04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9-09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9-04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8-10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8-08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8-06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8-04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7-08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7-04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6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6-04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5-09-1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5-04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4-09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4-03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3-10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3-06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3-03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8-10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3-10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8-10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6-03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11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10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36073590501</text:p>
          </table:table-cell>
          <table:table-cell office:value-type="string" calcext:value-type="string">
            <text:p>250316-- Sandy Hook Sp1 Obs</text:p>
          </table:table-cell>
          <table:table-cell office:value-type="string" calcext:value-type="string">
            <text:p>196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98" meta:object-count="0"/>
    <meta:user-defined meta:name="AppVersion">3.0</meta:user-defined>
  </office:meta>
</office:document-meta>
</file>